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IOT BASED CHILD SAFETY GADGETS MONITORING AND NOTIFICATION<text:s text:c="2"/></text:span></text:p>
      <text:p text:style-name="P1"><text:span text:style-name="T1"><text:s text:c="3"/>PROJECT DEMO LINK (KINDLY DOWNLOAD ONCE AND PLAY)</text:span></text:p>
      <text:p text:style-name="P1"><text:a xlink:href="https://drive.google.com/file/d/1lHWSNScxASQzkS-oFita8A_PMqoFEOkj/view?usp=share_link"><text:span text:style-name="T2">https://drive.google.com/file/d/1lHWSNScxASQzkS-oFita8A_PMqoFEOkj/view?usp=share_link</text:span></text:a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